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2cc279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text-properties officeooo:paragraph-rsid="002cc279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font-weight="normal" style:font-size-asian="15pt" style:font-weight-asian="normal" style:font-size-complex="15pt" style:font-weight-complex="normal" loext:padding="0in" loext:border="none"/>
    </style:style>
    <style:style style:name="T5" style:family="text">
      <style:text-properties style:font-name="inherit"/>
    </style:style>
    <style:style style:name="T6" style:family="text">
      <style:text-properties style:font-name="inherit" fo:font-size="15pt" fo:font-weight="normal" style:font-size-asian="15pt" style:font-weight-asian="normal" style:font-size-complex="15pt" style:font-weight-complex="normal" loext:padding="0in" loext:border="none"/>
    </style:style>
    <style:style style:name="T7" style:family="text">
      <style:text-properties style:font-name="inherit" fo:font-size="15pt" fo:font-weight="normal" style:font-name-asian="inherit" style:font-size-asian="15pt" style:font-weight-asian="normal" style:font-size-complex="15pt" style:font-weight-complex="normal" loext:padding="0in" loext:border="none"/>
    </style:style>
    <style:style style:name="T8" style:family="text">
      <style:text-properties style:font-name="inherit" fo:font-size="15pt" style:font-size-asian="15pt" style:font-size-complex="15pt" loext:padding="0in" loext:border="none"/>
    </style:style>
    <style:style style:name="T9" style:family="text">
      <style:text-properties style:font-name="inherit" fo:font-size="15pt" fo:font-weight="bold" style:font-size-asian="15pt" style:font-weight-asian="bold" style:font-size-complex="15pt" style:font-weight-complex="bold" loext:padding="0in" loext:border="none"/>
    </style:style>
    <style:style style:name="T10" style:family="text">
      <style:text-properties style:font-name-asian="inherit"/>
    </style:style>
    <style:style style:name="T11" style:family="text">
      <style:text-properties style:font-name="AR PL UMing CN" style:font-name-asian="AR PL UMing CN" loext:padding="0in" loext:border="none"/>
    </style:style>
    <style:style style:name="T12" style:family="text">
      <style:text-properties style:font-name="AR PL UMing CN" fo:font-size="15pt" fo:font-weight="normal" style:font-name-asian="AR PL UMing CN" style:font-size-asian="15pt" style:font-weight-asian="normal" style:font-size-complex="15pt" style:font-weight-complex="normal" loext:padding="0in" loext:border="none"/>
    </style:style>
    <style:style style:name="T13" style:family="text">
      <style:text-properties style:font-name="AR PL UMing CN" fo:font-size="14pt" fo:font-weight="normal" style:font-name-asian="AR PL UMing CN" style:font-size-asian="14pt" style:font-weight-asian="normal" style:font-size-complex="14pt" style:font-weight-complex="normal" loext:padding="0in" loext:border="none"/>
    </style:style>
    <style:style style:name="T14" style:family="text">
      <style:text-properties style:font-name="AR PL UMing CN" fo:font-size="14pt" style:font-name-asian="AR PL UMing CN" style:font-size-asian="14pt" style:font-size-complex="14pt" loext:padding="0in" loext:border="none"/>
    </style:style>
    <style:style style:name="T15" style:family="text">
      <style:text-properties style:font-name="AR PL UMing CN" fo:font-weight="normal" style:font-name-asian="AR PL UMing CN" style:font-weight-asian="normal" style:font-weight-complex="normal" loext:padding="0in" loext:border="none"/>
    </style:style>
    <style:style style:name="T16" style:family="text">
      <style:text-properties style:font-name="AR PL UMing CN" fo:font-size="18pt" fo:font-weight="normal" style:font-name-asian="AR PL UMing CN" style:font-size-asian="18pt" style:font-weight-asian="normal" style:font-size-complex="18pt" style:font-weight-complex="normal" loext:padding="0in" loext:border="none"/>
    </style:style>
    <style:style style:name="T17" style:family="text">
      <style:text-properties style:font-name="AR PL UMing CN" fo:font-size="18pt" style:font-name-asian="AR PL UMing CN" style:font-size-asian="18pt" style:font-size-complex="18pt" loext:padding="0in" loext:border="none"/>
    </style:style>
    <style:style style:name="T18" style:family="text">
      <style:text-properties style:font-name="AR PL UMing CN" fo:font-size="18pt" fo:font-weight="bold" style:font-name-asian="AR PL UMing CN" style:font-size-asian="18pt" style:font-weight-asian="bold" style:font-size-complex="18pt" style:font-weight-complex="bold" loext:padding="0in" loext:border="none"/>
    </style:style>
    <style:style style:name="T19" style:family="text">
      <style:text-properties style:font-name="AR PL UMing CN" fo:font-size="20pt" fo:font-weight="normal" style:font-name-asian="AR PL UMing CN" style:font-size-asian="20pt" style:font-weight-asian="normal" style:font-size-complex="20pt" style:font-weight-complex="normal" loext:padding="0in" loext:border="none"/>
    </style:style>
    <style:style style:name="T20" style:family="text">
      <style:text-properties style:font-name="AR PL UMing CN" fo:font-size="20pt" style:font-name-asian="AR PL UMing CN" style:font-size-asian="20pt" style:font-size-complex="20pt" loext:padding="0in" loext:border="none"/>
    </style:style>
    <style:style style:name="T21" style:family="text">
      <style:text-properties style:font-name="AR PL UMing CN" fo:font-size="20pt" fo:font-weight="bold" style:font-name-asian="AR PL UMing CN" style:font-size-asian="20pt" style:font-weight-asian="bold" style:font-size-complex="20pt" style:font-weight-complex="bold" loext:padding="0in" loext:border="none"/>
    </style:style>
    <style:style style:name="T22" style:family="text">
      <style:text-properties style:font-name="AR PL UMing CN" fo:font-weight="bold" style:font-name-asian="AR PL UMing CN" style:font-weight-asian="bold" style:font-weight-complex="bold" loext:padding="0in" loext:border="none"/>
    </style:style>
    <style:style style:name="T23" style:family="text">
      <style:text-properties style:font-name="AR PL UMing CN" fo:font-size="22pt" style:font-name-asian="AR PL UMing CN" style:font-size-asian="22pt" style:font-size-complex="22pt" loext:padding="0in" loext:border="none"/>
    </style:style>
    <style:style style:name="T24" style:family="text">
      <style:text-properties style:font-name="AR PL UMing CN" fo:font-size="22pt" fo:font-weight="normal" style:font-name-asian="AR PL UMing CN" style:font-size-asian="22pt" style:font-weight-asian="normal" style:font-size-complex="22pt" style:font-weight-complex="normal" loext:padding="0in" loext:border="none"/>
    </style:style>
    <style:style style:name="T25" style:family="text">
      <style:text-properties style:font-name="AR PL UMing CN" fo:font-size="16pt" fo:font-weight="bold" style:font-name-asian="AR PL UMing CN" style:font-size-asian="16pt" style:font-weight-asian="bold" style:font-size-complex="16pt" style:font-weight-complex="bold" loext:padding="0in" loext:border="none"/>
    </style:style>
    <style:style style:name="T26" style:family="text">
      <style:text-properties style:font-name="AR PL UMing CN" fo:font-size="13pt" fo:font-weight="normal" style:font-name-asian="AR PL UMing CN" style:font-size-asian="13pt" style:font-weight-asian="normal" style:font-size-complex="13pt" style:font-weight-complex="normal" loext:padding="0in" loext:border="none"/>
    </style:style>
    <style:style style:name="T27" style:family="text">
      <style:text-properties fo:color="#ff3333" style:font-name="AR PL UMing CN" fo:font-size="14pt" fo:font-weight="normal" style:font-name-asian="AR PL UMing CN" style:font-size-asian="14pt" style:font-weight-asian="normal" style:font-size-complex="14pt" style:font-weight-complex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3035in" text:min-label-width="0.1965in"/>
      </text:list-level-style-number>
      <text:list-level-style-number text:level="2" text:style-name="Numbering_20_Symbols" style:num-suffix="." style:num-format="1">
        <style:list-level-properties text:space-before="1.2854in" text:min-label-width="0.1965in"/>
      </text:list-level-style-number>
      <text:list-level-style-number text:level="3" text:style-name="Numbering_20_Symbols" style:num-suffix="." style:num-format="1">
        <style:list-level-properties text:space-before="1.7764in" text:min-label-width="0.1965in"/>
      </text:list-level-style-number>
      <text:list-level-style-number text:level="4" text:style-name="Numbering_20_Symbols" style:num-suffix="." style:num-format="1">
        <style:list-level-properties text:space-before="2.2673in" text:min-label-width="0.1965in"/>
      </text:list-level-style-number>
      <text:list-level-style-number text:level="5" text:style-name="Numbering_20_Symbols" style:num-suffix="." style:num-format="1">
        <style:list-level-properties text:space-before="2.7583in" text:min-label-width="0.1965in"/>
      </text:list-level-style-number>
      <text:list-level-style-number text:level="6" text:style-name="Numbering_20_Symbols" style:num-suffix="." style:num-format="1">
        <style:list-level-properties text:space-before="3.2492in" text:min-label-width="0.1965in"/>
      </text:list-level-style-number>
      <text:list-level-style-number text:level="7" text:style-name="Numbering_20_Symbols" style:num-suffix="." style:num-format="1">
        <style:list-level-properties text:space-before="3.7402in" text:min-label-width="0.1965in"/>
      </text:list-level-style-number>
      <text:list-level-style-number text:level="8" text:style-name="Numbering_20_Symbols" style:num-suffix="." style:num-format="1">
        <style:list-level-properties text:space-before="4.2315in" text:min-label-width="0.1965in"/>
      </text:list-level-style-number>
      <text:list-level-style-number text:level="9" text:style-name="Numbering_20_Symbols" style:num-suffix="." style:num-format="1">
        <style:list-level-properties text:space-before="4.7224in" text:min-label-width="0.1965in"/>
      </text:list-level-style-number>
      <text:list-level-style-number text:level="10" text:style-name="Numbering_20_Symbols" style:num-suffix="." style:num-format="1">
        <style:list-level-properties text:space-before="5.2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articleHeader0"/>WSGI是什么</text:h>
      <text:p text:style-name="Standard"><text:span text:style-name="Strong_20_Emphasis"><text:tab/></text:span><text:span text:style-name="Strong_20_Emphasis"><text:span text:style-name="T3">WSGI是一个规范，定义了Web服务器如何与Python应用程序进行交互，使得使用Python写的Web应用程序可以和Web服务器对接起来</text:span></text:span><text:span text:style-name="T3">。</text:span></text:p>
      <text:p text:style-name="Text_20_body"><text:span text:style-name="T3"><text:tab/>WSGI相当于是Web服务器和Python应用程序之间的桥梁。那么这个桥梁是如何工作的呢？首先，我们明确桥梁的作用，WSGI存在的目的有两个：</text:span></text:p>
      <text:list xml:id="list6306453995761981182" text:style-name="L1">
        <text:list-item>
          <text:p text:style-name="P2">让Web服务器知道如何调用Python应用程序，并且把用户的请求告诉应用程序。</text:p>
        </text:list-item>
        <text:list-item>
          <text:p text:style-name="P2">让Python应用程序知道用户的具体请求是什么，以及如何返回结果给Web服务器。</text:p>
        </text:list-item>
      </text:list>
      <text:p text:style-name="Text_20_body"/>
      <text:p text:style-name="Standard"><text:span text:style-name="Teletype"><text:span text:style-name="T6">WSGI Server/gateway</text:span></text:span></text:p>
      <text:p text:style-name="Standard"><text:span text:style-name="Teletype"><text:span text:style-name="T6"/></text:span></text:p>
      <text:p text:style-name="Standard"><text:span text:style-name="Teletype"><text:span text:style-name="T6"><text:tab/>wsgi server可以理解为一个符合wsgi规范的web server，接收request请求，封装一系列环境变量，按照wsgi规范调用注册的wsgi app，最后将response返回给客户端。</text:span></text:span></text:p>
      <text:p text:style-name="Standard"><text:span text:style-name="Teletype"><text:span text:style-name="T6"/></text:span></text:p>
      <text:p text:style-name="Standard"><text:span text:style-name="Teletype"><text:span text:style-name="T6">wsgi server </text:span></text:span><text:span text:style-name="Teletype"><text:span text:style-name="T7">基本工作流程</text:span></text:span></text:p>
      <text:list xml:id="list5743130544948586555" text:style-name="L2">
        <text:list-item>
          <text:p text:style-name="P8"><text:span text:style-name="T10">服务器创建</text:span><text:span text:style-name="T5">socket</text:span><text:span text:style-name="T10">，监听端口，等待客户端连接。</text:span></text:p>
        </text:list-item>
        <text:list-item>
          <text:p text:style-name="P8"><text:span text:style-name="T10">当有请求来时，服务器解析客户端信息放到环境变量</text:span><text:span text:style-name="T5">environ</text:span><text:span text:style-name="T10">中，并调用绑定的</text:span><text:span text:style-name="T5">handler</text:span><text:span text:style-name="T10">来处理请求。</text:span></text:p>
        </text:list-item>
        <text:list-item>
          <text:p text:style-name="P8"><text:span text:style-name="T5">handler</text:span><text:span text:style-name="T10">解析这个</text:span><text:span text:style-name="T5">http</text:span><text:span text:style-name="T10">请求，将请求信息例如</text:span><text:span text:style-name="T5">method</text:span><text:span text:style-name="T10">，</text:span><text:span text:style-name="T5">path</text:span><text:span text:style-name="T10">等放到</text:span><text:span text:style-name="T5">environ</text:span><text:span text:style-name="T10">中。</text:span></text:p>
        </text:list-item>
        <text:list-item>
          <text:p text:style-name="P8"><text:span text:style-name="T5">wsgi handler</text:span><text:span text:style-name="T10">再将一些服务器端信息也放到</text:span><text:span text:style-name="T5">environ</text:span><text:span text:style-name="T10">中，最后服务器信息，客户端信息，本次请求信息全部都保存到了环境变量</text:span><text:span text:style-name="T5">environ</text:span><text:span text:style-name="T10">中。</text:span></text:p>
        </text:list-item>
        <text:list-item>
          <text:p text:style-name="P8"><text:span text:style-name="T5">wsgi handler </text:span><text:span text:style-name="T10">调用注册的</text:span><text:span text:style-name="T5">wsgi app</text:span><text:span text:style-name="T10">，并将</text:span><text:span text:style-name="T5">environ</text:span><text:span text:style-name="T10">和回调函数传给</text:span><text:span text:style-name="T5">wsgi app</text:span></text:p>
        </text:list-item>
        <text:list-item>
          <text:p text:style-name="P8"><text:span text:style-name="T5">wsgi app </text:span><text:span text:style-name="T10">将</text:span><text:span text:style-name="T5">reponse header/status/body </text:span><text:span text:style-name="T10">回传给</text:span><text:span text:style-name="T5">wsgi handler</text:span></text:p>
        </text:list-item>
        <text:list-item>
          <text:p text:style-name="P8"><text:span text:style-name="T10">最终</text:span><text:span text:style-name="T5">handler</text:span><text:span text:style-name="T10">还是通过</text:span><text:span text:style-name="T5">socket</text:span><text:span text:style-name="T10">将</text:span><text:span text:style-name="T5">response</text:span><text:span text:style-name="T10">信息塞回给客户端。</text:span></text:p>
        </text:list-item>
      </text:list>
      <text:p text:style-name="Standard"><text:span text:style-name="Teletype"><text:span text:style-name="T6"/></text:span></text:p>
      <text:p text:style-name="Standard"><text:span text:style-name="Teletype"><text:span text:style-name="T6">WSGI Application</text:span></text:span></text:p>
      <text:p text:style-name="Standard"><text:span text:style-name="Teletype"><text:span text:style-name="T6"/></text:span></text:p>
      <text:p text:style-name="Standard"><text:span text:style-name="Teletype"><text:span text:style-name="T12"><text:tab/></text:span></text:span><text:span text:style-name="Teletype"><text:span text:style-name="T13">wsgi application就是一个普通的callable对象，当有请求到来时，wsgi server会调用这个wsgi app.这个对象接收两个参数，通常为environ,start_response。</text:span></text:span><text:span text:style-name="Teletype"><text:span text:style-name="T27">environ可以理解为环境变量，跟一次请求相关的所有信息都保存在了这个环境变量中，包括服务器信息，客户端信息，请求信息</text:span></text:span><text:span text:style-name="Teletype"><text:span text:style-name="T13">。</text:span></text:span><text:span text:style-name="Teletype"><text:span text:style-name="T27">start_response是一个callback函数</text:span></text:span><text:span text:style-name="Teletype"><text:span text:style-name="T13">，wsgi application通过调用start_response，将response headers/status 返回给wsgi server。此外这个</text:span></text:span><text:soft-page-break/><text:span text:style-name="Teletype"><text:span text:style-name="T13">wsgi app会return 一个iterator对象 ，这个iterator就是response body。</text:span></text:span></text:p>
      <text:p text:style-name="Standard"><text:span text:style-name="Teletype"><text:span text:style-name="T13"/></text:span></text:p>
      <text:h text:style-name="Heading_20_3" text:outline-level="3"><text:bookmark text:name="articleHeader6"/><text:span text:style-name="Teletype"><text:span text:style-name="T25">environ参数</text:span></text:span></text:h>
      <text:p text:style-name="Text_20_body"><text:span text:style-name="Teletype"><text:span text:style-name="T25"/></text:span></text:p>
      <text:p text:style-name="Text_20_body"><text:tab/>environ参数是一个Python的字典，里面存放了所有和客户端相关的信息，这样application对象就能知道客户端请求的资源是什么，请求中带了什么数据等。environ字典包含了一些CGI规范要求的数据，以及WSGI规范新增的数据，还可能包含一些操作系统的环境变量以及Web服务器相关的环境变量。我们来看一些environ中常用的成员：</text:p>
      <text:p text:style-name="Text_20_body">首先是CGI规范中要求的变量：</text:p>
      <text:list xml:id="list5576227215678758291" text:style-name="L3">
        <text:list-item>
          <text:p text:style-name="P3"><text:span text:style-name="Strong_20_Emphasis">REQUEST_METHOD</text:span>： 请求方法，是个字符串，'GET', 'POST'等</text:p>
        </text:list-item>
        <text:list-item>
          <text:p text:style-name="P3"><text:span text:style-name="Strong_20_Emphasis">SCRIPT_NAME</text:span>： HTTP请求的path中的用于查找到application对象的部分，比如Web服务器可以根据path的一部分来决定请求由哪个virtual host处理</text:p>
        </text:list-item>
        <text:list-item>
          <text:p text:style-name="P3"><text:span text:style-name="Strong_20_Emphasis">PATH_INFO</text:span>： HTTP请求的path中剩余的部分，也就是application要处理的部分</text:p>
        </text:list-item>
        <text:list-item>
          <text:p text:style-name="P3"><text:span text:style-name="Strong_20_Emphasis">QUERY_STRING</text:span>： HTTP请求中的查询字符串，URL中<text:span text:style-name="Strong_20_Emphasis">?</text:span>后面的内容</text:p>
        </text:list-item>
        <text:list-item>
          <text:p text:style-name="P3"><text:span text:style-name="Strong_20_Emphasis">CONTENT_TYPE</text:span>： HTTP headers中的content-type内容</text:p>
        </text:list-item>
        <text:list-item>
          <text:p text:style-name="P3"><text:span text:style-name="Strong_20_Emphasis">CONTENT_LENGTH</text:span>： HTTP headers中的content-length内容</text:p>
        </text:list-item>
        <text:list-item>
          <text:p text:style-name="P3"><text:span text:style-name="Strong_20_Emphasis">SERVER_NAME</text:span>和<text:span text:style-name="Strong_20_Emphasis">SERVER_PORT</text:span>： 服务器名和端口，这两个值和前面的SCRIPT_NAME, PATH_INFO拼起来可以得到完整的URL路径</text:p>
        </text:list-item>
        <text:list-item>
          <text:p text:style-name="P3"><text:span text:style-name="Strong_20_Emphasis">SERVER_PROTOCOL</text:span>： HTTP协议版本，HTTP/1.0或者HTTP/1.1</text:p>
        </text:list-item>
        <text:list-item>
          <text:p text:style-name="P3"><text:span text:style-name="Strong_20_Emphasis">HTTP_</text:span>： 和HTTP请求中的headers对应。</text:p>
        </text:list-item>
      </text:list>
      <text:p text:style-name="Text_20_body">WSGI规范中还要求environ包含下列成员：</text:p>
      <text:list xml:id="list197845374968692186" text:style-name="L4">
        <text:list-item>
          <text:p text:style-name="P4"><text:span text:style-name="Strong_20_Emphasis">wsgi.version</text:span>：表示WSGI版本，一个元组(1, 0)，表示版本1.0</text:p>
        </text:list-item>
        <text:list-item>
          <text:p text:style-name="P4"><text:span text:style-name="Strong_20_Emphasis">wsgi.url_scheme</text:span>：http或者https</text:p>
        </text:list-item>
        <text:list-item>
          <text:p text:style-name="P4"><text:span text:style-name="Strong_20_Emphasis">wsgi.input</text:span>：一个类文件的输入流，application可以通过这个获取HTTP request body</text:p>
        </text:list-item>
        <text:list-item>
          <text:p text:style-name="P4"><text:span text:style-name="Strong_20_Emphasis">wsgi.errors</text:span>：一个输出流，当应用程序出错时，可以将错误信息写入这里</text:p>
        </text:list-item>
        <text:list-item>
          <text:p text:style-name="P4"><text:span text:style-name="Strong_20_Emphasis">wsgi.multithread</text:span>：当application对象可能被多个线程同时调用时，这个值需要为True</text:p>
        </text:list-item>
        <text:list-item>
          <text:p text:style-name="P4"><text:span text:style-name="Strong_20_Emphasis">wsgi.multiprocess</text:span>：当application对象可能被多个进程同时调用时，这个值需要为True</text:p>
        </text:list-item>
        <text:list-item>
          <text:p text:style-name="P4"><text:span text:style-name="Strong_20_Emphasis">wsgi.run_once</text:span>：当server期望application对象在进程的生命周期内只被调用一次时，该值为True</text:p>
        </text:list-item>
      </text:list>
      <text:h text:style-name="Heading_20_3" text:outline-level="3"><text:bookmark text:name="articleHeader7"/><text:soft-page-break/><text:span text:style-name="Teletype"><text:span text:style-name="T25">start_resposne参数</text:span></text:span></text:h>
      <text:p text:style-name="Text_20_body"><text:span text:style-name="Teletype"><text:span text:style-name="T25"/></text:span></text:p>
      <text:p text:style-name="Text_20_body"><text:tab/>start_response是一个可调用对象，接收两个必选参数和一个可选参数：</text:p>
      <text:list xml:id="list8859715554040432578" text:style-name="L5">
        <text:list-item>
          <text:p text:style-name="P5"><text:span text:style-name="Strong_20_Emphasis">status</text:span>: 一个字符串，表示HTTP响应状态字符串</text:p>
        </text:list-item>
        <text:list-item>
          <text:p text:style-name="P5"><text:span text:style-name="Strong_20_Emphasis">response_headers</text:span>: 一个列表，包含有如下形式的元组：(header_name, header_value)，用来表示HTTP响应的headers</text:p>
        </text:list-item>
        <text:list-item>
          <text:p text:style-name="P5"><text:span text:style-name="Strong_20_Emphasis">exc_info</text:span>（可选）: 用于出错时，server需要返回给浏览器的信息</text:p>
        </text:list-item>
      </text:list>
      <text:p text:style-name="Text_20_body">当application对象根据environ参数的内容执行完业务逻辑后，就需要返回结果给server端。我们知道HTTP的响应需要包含status，headers和body，所以在application对象将body作为返回值return之前，需要先调用<text:span text:style-name="Source_20_Text">start_response()</text:span>，将status和headers的内容返回给server，这同时也是告诉server，application对象要开始返回body了。</text:p>
      <text:h text:style-name="Heading_20_3" text:outline-level="3"><text:bookmark text:name="articleHeader8"/><text:span text:style-name="Teletype"><text:span text:style-name="T25">application对象的返回值</text:span></text:span></text:h>
      <text:p text:style-name="Text_20_body"><text:span text:style-name="Teletype"><text:span text:style-name="T25"/></text:span></text:p>
      <text:p text:style-name="Text_20_body"><text:tab/>application对象的返回值用于为HTTP响应提供body，如果没有body，那么可以返回None。如果有body的化，那么需要返回一个可迭代的对象。server端通过遍历这个可迭代对象可以获得body的全部内容。</text:p>
      <text:p text:style-name="Text_20_body"/>
      <text:p text:style-name="Text_20_body"/>
      <text:p text:style-name="Standard"><text:span text:style-name="Teletype"><text:span text:style-name="Strong_20_Emphasis"><text:span text:style-name="T23">WSGI Middleware</text:span></text:span></text:span><text:span text:style-name="Teletype"><text:span text:style-name="T24">（中间件）</text:span></text:span></text:p>
      <text:p text:style-name="Standard"><text:span text:style-name="Teletype"><text:span text:style-name="T26"/></text:span></text:p>
      <text:p text:style-name="P1"><text:span text:style-name="Teletype"><text:span text:style-name="T12"><text:tab/>middleware是一种运行在server和application中间的应用（一般都是Python应用）。middleware同时具备server和application角色，对于server来说，它是一个application；对于application来说，它是一个server，middleware并不修改server端和application端的规范，只是同时实现了这两个角色的功能而已。</text:span></text:span></text:p>
      <text:p text:style-name="P1"><text:span text:style-name="Teletype"><text:span text:style-name="T12"/></text:span></text:p>
      <text:p text:style-name="P1"><text:span text:style-name="Teletype"><text:span text:style-name="T12"/></text:span></text:p>
      <text:p text:style-name="P7"><text:span text:style-name="Teletype"><text:span text:style-name="T12">我们可以通过下图来说明middleware是如何工作的：</text:span></text:span></text:p>
      <text:p text:style-name="Text_20_body"><text:soft-page-break/><draw:frame draw:style-name="fr1" draw:name="Image1" text:anchor-type="as-char" svg:width="6.1555in" svg:height="5.4102in" draw:z-index="0"><draw:image xlink:href="https://segmentfault.com/img/bVm2I5" xlink:type="simple" xlink:show="embed" xlink:actuate="onLoad"/></draw:frame></text:p>
      <text:p text:style-name="Text_20_body">上图中最上面的三个彩色框表示角色，中间的白色框表示操作，操作的发生顺序按照1 ~ 5进行了排序，我们直接对着上图来说明middleware是如何工作的：</text:p>
      <text:list xml:id="list3323290072280370983" text:style-name="L6">
        <text:list-item>
          <text:p text:style-name="P6">Server收到客户端的HTTP请求后，生成了<text:span text:style-name="Source_20_Text">environ_s</text:span>，并且已经定义了<text:span text:style-name="Source_20_Text">start_response_s</text:span>。</text:p>
        </text:list-item>
        <text:list-item>
          <text:p text:style-name="P6">Server调用Middleware的application对象，传递的参数是<text:span text:style-name="Source_20_Text">environ_s</text:span>和<text:span text:style-name="Source_20_Text">start_response_s</text:span>。</text:p>
        </text:list-item>
        <text:list-item>
          <text:p text:style-name="P6">Middleware会根据<text:span text:style-name="Source_20_Text">environ</text:span>执行业务逻辑，生成<text:span text:style-name="Source_20_Text">environ_m</text:span>，并且已经定义了<text:span text:style-name="Source_20_Text">start_response_m</text:span>。</text:p>
        </text:list-item>
        <text:list-item>
          <text:p text:style-name="P6">Middleware决定调用Application的application对象，传递参数是<text:span text:style-name="Source_20_Text">environ_m</text:span>和<text:span text:style-name="Source_20_Text">start_response_m</text:span>。Application的application对象处理完成后，会调用<text:span text:style-name="Source_20_Text">start_response_m</text:span>并且返回结果给Middleware，存放在<text:span text:style-name="Source_20_Text">result_m</text:span>中。</text:p>
        </text:list-item>
        <text:list-item>
          <text:p text:style-name="P6">Middleware处理<text:span text:style-name="Source_20_Text">result_m</text:span>，然后生成<text:span text:style-name="Source_20_Text">result_s</text:span>，接着调用<text:span text:style-name="Source_20_Text">start_response_s</text:span>，并返回结果<text:span text:style-name="Source_20_Text">result_s</text:span>给Server端。Server端获取到result_s后就可以发送结果给客户端了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3:53:38.872254403</meta:creation-date>
    <meta:generator>LibreOffice/5.0.6.2$Linux_X86_64 LibreOffice_project/00$Build-2</meta:generator>
    <dc:date>2017-08-25T19:28:18.685549996</dc:date>
    <meta:editing-duration>PT5H4M4S</meta:editing-duration>
    <meta:editing-cycles>13</meta:editing-cycles>
    <meta:document-statistic meta:table-count="0" meta:image-count="1" meta:object-count="0" meta:page-count="4" meta:paragraph-count="55" meta:word-count="1764" meta:character-count="3414" meta:non-whitespace-character-count="3354"/>
  </office:meta>
</office:document-meta>
</file>